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3055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098in"/>
    </style:style>
    <style:style style:name="ro1" style:family="table-row">
      <style:table-row-properties style:row-height="0.290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996600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996666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ackground-color="#660066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Track 1 - Summer" table:style-name="ta1">
        <table:table-column table:style-name="co1" table:number-columns-repeated="40" table:default-cell-style-name="Default"/>
        <table:table-column table:style-name="co2" table:default-cell-style-name="Default"/>
        <table:table-column table:style-name="co1" table:default-cell-style-name="ce16"/>
        <table:table-column table:style-name="co3" table:default-cell-style-name="ce16"/>
        <table:table-row table:style-name="ro1"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2" office:value-type="string" calcext:value-type="string">
            <text:p>x"07",</text:p>
          </table:table-cell>
          <table:table-cell table:number-columns-repeated="4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7" table:style-name="ce1" office:value-type="string" calcext:value-type="string">
            <text:p>x"06",</text:p>
          </table:table-cell>
          <table:table-cell/>
          <table:table-cell table:style-name="ce4" office:value-type="string" calcext:value-type="string">
            <text:p>x"00",</text:p>
          </table:table-cell>
          <table:table-cell table:style-name="ce17" office:value-type="string" calcext:value-type="string">
            <text:p>GRASS SUMMER</text:p>
          </table:table-cell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style-name="ce3" office:value-type="string" calcext:value-type="string">
            <text:p>x"03",</text:p>
          </table:table-cell>
          <table:table-cell table:number-columns-repeated="1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1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7" office:value-type="string" calcext:value-type="string">
            <text:p>x"01",</text:p>
          </table:table-cell>
          <table:table-cell table:style-name="ce17" office:value-type="string" calcext:value-type="string">
            <text:p>GRASS AUTUMN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1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9" table:style-name="ce4" office:value-type="string" calcext:value-type="string">
            <text:p>x"00",</text:p>
          </table:table-cell>
          <table:table-cell table:number-columns-repeated="2" table:style-name="ce2" office:value-type="string" calcext:value-type="string">
            <text:p>x"07",</text:p>
          </table:table-cell>
          <table:table-cell/>
          <table:table-cell table:style-name="ce8" office:value-type="string" calcext:value-type="string">
            <text:p>x"02",</text:p>
          </table:table-cell>
          <table:table-cell table:style-name="ce17" office:value-type="string" calcext:value-type="string">
            <text:p>GRASS WINTE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10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3" office:value-type="string" calcext:value-type="string">
            <text:p>x"03",</text:p>
          </table:table-cell>
          <table:table-cell table:style-name="ce17" office:value-type="string" calcext:value-type="string">
            <text:p>BLUNICORN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9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1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1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5" office:value-type="string" calcext:value-type="string">
            <text:p>x"04",</text:p>
          </table:table-cell>
          <table:table-cell table:style-name="ce17" office:value-type="string" calcext:value-type="string">
            <text:p>ROCK SUMMER/AUTUM</text:p>
          </table:table-cell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17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9" office:value-type="string" calcext:value-type="string">
            <text:p>x"05",</text:p>
          </table:table-cell>
          <table:table-cell table:style-name="ce17" office:value-type="string" calcext:value-type="string">
            <text:p>ROCK WINTE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" office:value-type="string" calcext:value-type="string">
            <text:p>x"06",</text:p>
          </table:table-cell>
          <table:table-cell table:style-name="ce17" office:value-type="string" calcext:value-type="string">
            <text:p>TREE 1 SUMMER</text:p>
          </table:table-cell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1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9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2" office:value-type="string" calcext:value-type="string">
            <text:p>x"07",</text:p>
          </table:table-cell>
          <table:table-cell table:style-name="ce17" office:value-type="string" calcext:value-type="string">
            <text:p>TREE 2 SUMMER</text:p>
          </table:table-cell>
        </table:table-row>
        <table:table-row table:style-name="ro1">
          <table:table-cell table:number-columns-repeated="2"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1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0" office:value-type="string" calcext:value-type="string">
            <text:p>x"08",</text:p>
          </table:table-cell>
          <table:table-cell table:style-name="ce17" office:value-type="string" calcext:value-type="string">
            <text:p>TREE 1 AUTUMN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10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10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1" office:value-type="string" calcext:value-type="string">
            <text:p>x"09",</text:p>
          </table:table-cell>
          <table:table-cell table:style-name="ce17" office:value-type="string" calcext:value-type="string">
            <text:p>TREE 2 AUTUMN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11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2" office:value-type="string" calcext:value-type="string">
            <text:p>x"0A",</text:p>
          </table:table-cell>
          <table:table-cell table:style-name="ce17" office:value-type="string" calcext:value-type="string">
            <text:p>TREE 1 WINTE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17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3" office:value-type="string" calcext:value-type="string">
            <text:p>x"0B",</text:p>
          </table:table-cell>
          <table:table-cell table:style-name="ce17" office:value-type="string" calcext:value-type="string">
            <text:p>TREE 2 WINTER</text:p>
          </table:table-cell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6" office:value-type="string" calcext:value-type="string">
            <text:p>x"0C",</text:p>
          </table:table-cell>
          <table:table-cell table:style-name="ce17" office:value-type="string" calcext:value-type="string">
            <text:p>SOUND ICON CUR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16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4" office:value-type="string" calcext:value-type="string">
            <text:p>x"0D",</text:p>
          </table:table-cell>
          <table:table-cell table:style-name="ce17" office:value-type="string" calcext:value-type="string">
            <text:p>SOUND ICON GOAL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15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style-name="ce1" office:value-type="string" calcext:value-type="string">
            <text:p>x"06",</text:p>
          </table:table-cell>
          <table:table-cell table:number-columns-repeated="18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5" office:value-type="string" calcext:value-type="string">
            <text:p>x"04",</text:p>
          </table:table-cell>
          <table:table-cell table:number-columns-repeated="11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15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17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18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0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14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9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11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1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9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18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9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7" table:style-name="ce1" office:value-type="string" calcext:value-type="string">
            <text:p>x"06",</text:p>
          </table:table-cell>
          <table:table-cell table:style-name="ce6" office:value-type="string" calcext:value-type="string">
            <text:p>x"0C",</text:p>
          </table:table-cell>
          <table:table-cell/>
          <table:table-cell table:style-name="ce15" table:number-columns-repeated="2"/>
        </table:table-row>
        <table:table-row table:style-name="ro1">
          <table:table-cell table:number-columns-repeated="43"/>
        </table:table-row>
        <table:table-row table:style-name="ro2" table:number-rows-repeated="1048544">
          <table:table-cell table:number-columns-repeated="43"/>
        </table:table-row>
        <table:table-row table:style-name="ro2">
          <table:table-cell table:number-columns-repeated="43"/>
        </table:table-row>
      </table:table>
      <table:table table:name="Track 2 - Autumn" table:style-name="ta1">
        <table:table-column table:style-name="co1" table:number-columns-repeated="40" table:default-cell-style-name="Default"/>
        <table:table-column table:style-name="co2" table:default-cell-style-name="Default"/>
        <table:table-column table:style-name="co1" table:default-cell-style-name="ce16"/>
        <table:table-column table:style-name="co3" table:default-cell-style-name="ce16"/>
        <table:table-row table:style-name="ro1">
          <table:table-cell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number-columns-repeated="2" table:style-name="ce11" office:value-type="string" calcext:value-type="string">
            <text:p>x"09",</text:p>
          </table:table-cell>
          <table:table-cell table:number-columns-repeated="3" table:style-name="ce10" office:value-type="string" calcext:value-type="string">
            <text:p>x"08",</text:p>
          </table:table-cell>
          <table:table-cell table:number-columns-repeated="2"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10" office:value-type="string" calcext:value-type="string">
            <text:p>x"08",</text:p>
          </table:table-cell>
          <table:table-cell table:number-columns-repeated="2" table:style-name="ce11" office:value-type="string" calcext:value-type="string">
            <text:p>x"09",</text:p>
          </table:table-cell>
          <table:table-cell table:number-columns-repeated="3" table:style-name="ce10" office:value-type="string" calcext:value-type="string">
            <text:p>x"08",</text:p>
          </table:table-cell>
          <table:table-cell table:number-columns-repeated="3"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number-columns-repeated="5"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/>
          <table:table-cell table:style-name="ce4" office:value-type="string" calcext:value-type="string">
            <text:p>x"00",</text:p>
          </table:table-cell>
          <table:table-cell table:style-name="ce17" office:value-type="string" calcext:value-type="string">
            <text:p>GRASS SUMMER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style-name="ce3" office:value-type="string" calcext:value-type="string">
            <text:p>x"03",</text:p>
          </table:table-cell>
          <table:table-cell table:number-columns-repeated="8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11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1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2" table:style-name="ce11" office:value-type="string" calcext:value-type="string">
            <text:p>x"09",</text:p>
          </table:table-cell>
          <table:table-cell/>
          <table:table-cell table:style-name="ce7" office:value-type="string" calcext:value-type="string">
            <text:p>x"01",</text:p>
          </table:table-cell>
          <table:table-cell table:style-name="ce17" office:value-type="string" calcext:value-type="string">
            <text:p>GRASS AUTUMN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8" office:value-type="string" calcext:value-type="string">
            <text:p>x"02",</text:p>
          </table:table-cell>
          <table:table-cell table:style-name="ce17" office:value-type="string" calcext:value-type="string">
            <text:p>GRASS WINTER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11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3" office:value-type="string" calcext:value-type="string">
            <text:p>x"03",</text:p>
          </table:table-cell>
          <table:table-cell table:style-name="ce17" office:value-type="string" calcext:value-type="string">
            <text:p>BLUNICORN</text:p>
          </table:table-cell>
        </table:table-row>
        <table:table-row table:style-name="ro1">
          <table:table-cell table:style-name="ce11" office:value-type="string" calcext:value-type="string">
            <text:p>x"09",</text:p>
          </table:table-cell>
          <table:table-cell table:number-columns-repeated="10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11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/>
          <table:table-cell table:style-name="ce5" office:value-type="string" calcext:value-type="string">
            <text:p>x"04",</text:p>
          </table:table-cell>
          <table:table-cell table:style-name="ce17" office:value-type="string" calcext:value-type="string">
            <text:p>ROCK SUMMER/AUTUM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1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8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9" office:value-type="string" calcext:value-type="string">
            <text:p>x"05",</text:p>
          </table:table-cell>
          <table:table-cell table:style-name="ce17" office:value-type="string" calcext:value-type="string">
            <text:p>ROCK WINTER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2" table:style-name="ce11" office:value-type="string" calcext:value-type="string">
            <text:p>x"09",</text:p>
          </table:table-cell>
          <table:table-cell table:number-columns-repeated="11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" office:value-type="string" calcext:value-type="string">
            <text:p>x"06",</text:p>
          </table:table-cell>
          <table:table-cell table:style-name="ce17" office:value-type="string" calcext:value-type="string">
            <text:p>TREE 1 SUMMER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10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2" office:value-type="string" calcext:value-type="string">
            <text:p>x"07",</text:p>
          </table:table-cell>
          <table:table-cell table:style-name="ce17" office:value-type="string" calcext:value-type="string">
            <text:p>TREE 2 SUMMER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number-columns-repeated="9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12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/>
          <table:table-cell table:style-name="ce10" office:value-type="string" calcext:value-type="string">
            <text:p>x"08",</text:p>
          </table:table-cell>
          <table:table-cell table:style-name="ce17" office:value-type="string" calcext:value-type="string">
            <text:p>TREE 1 AUTUMN</text:p>
          </table:table-cell>
        </table:table-row>
        <table:table-row table:style-name="ro1"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17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1" office:value-type="string" calcext:value-type="string">
            <text:p>x"09",</text:p>
          </table:table-cell>
          <table:table-cell table:style-name="ce17" office:value-type="string" calcext:value-type="string">
            <text:p>TREE 2 AUTUMN</text:p>
          </table:table-cell>
        </table:table-row>
        <table:table-row table:style-name="ro1">
          <table:table-cell table:style-name="ce11" office:value-type="string" calcext:value-type="string">
            <text:p>x"09",</text:p>
          </table:table-cell>
          <table:table-cell table:number-columns-repeated="8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/>
          <table:table-cell table:style-name="ce12" office:value-type="string" calcext:value-type="string">
            <text:p>x"0A",</text:p>
          </table:table-cell>
          <table:table-cell table:style-name="ce17" office:value-type="string" calcext:value-type="string">
            <text:p>TREE 1 WINTER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10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/>
          <table:table-cell table:style-name="ce13" office:value-type="string" calcext:value-type="string">
            <text:p>x"0B",</text:p>
          </table:table-cell>
          <table:table-cell table:style-name="ce17" office:value-type="string" calcext:value-type="string">
            <text:p>TREE 2 WINTER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29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/>
          <table:table-cell table:style-name="ce6" office:value-type="string" calcext:value-type="string">
            <text:p>x"0C",</text:p>
          </table:table-cell>
          <table:table-cell table:style-name="ce17" office:value-type="string" calcext:value-type="string">
            <text:p>SOUND ICON CURR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12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11" table:style-name="ce7" office:value-type="string" calcext:value-type="string">
            <text:p>x"01",</text:p>
          </table:table-cell>
          <table:table-cell table:number-columns-repeated="2" table:style-name="ce10" office:value-type="string" calcext:value-type="string">
            <text:p>x"08",</text:p>
          </table:table-cell>
          <table:table-cell/>
          <table:table-cell table:style-name="ce14" office:value-type="string" calcext:value-type="string">
            <text:p>x"0D",</text:p>
          </table:table-cell>
          <table:table-cell table:style-name="ce17" office:value-type="string" calcext:value-type="string">
            <text:p>SOUND ICON GOAL</text:p>
          </table:table-cell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style-name="ce10" office:value-type="string" calcext:value-type="string">
            <text:p>x"08",</text:p>
          </table:table-cell>
          <table:table-cell table:number-columns-repeated="16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number-columns-repeated="2" table:style-name="ce11" office:value-type="string" calcext:value-type="string">
            <text:p>x"09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9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19" table:style-name="ce7" office:value-type="string" calcext:value-type="string">
            <text:p>x"01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13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11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1" office:value-type="string" calcext:value-type="string">
            <text:p>x"09",</text:p>
          </table:table-cell>
          <table:table-cell table:number-columns-repeated="1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10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1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9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5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25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1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5" office:value-type="string" calcext:value-type="string">
            <text:p>x"04",</text:p>
          </table:table-cell>
          <table:table-cell table:number-columns-repeated="9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4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5" office:value-type="string" calcext:value-type="string">
            <text:p>x"04",</text:p>
          </table:table-cell>
          <table:table-cell table:number-columns-repeated="15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1" office:value-type="string" calcext:value-type="string">
            <text:p>x"09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7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11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style-name="ce7" office:value-type="string" calcext:value-type="string">
            <text:p>x"01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style-name="ce5" office:value-type="string" calcext:value-type="string">
            <text:p>x"04",</text:p>
          </table:table-cell>
          <table:table-cell table:number-columns-repeated="9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11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6" table:style-name="ce7" office:value-type="string" calcext:value-type="string">
            <text:p>x"01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number-columns-repeated="2"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4"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3"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number-columns-repeated="2"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style-name="ce11" office:value-type="string" calcext:value-type="string">
            <text:p>x"09",</text:p>
          </table:table-cell>
          <table:table-cell table:number-columns-repeated="2" table:style-name="ce10" office:value-type="string" calcext:value-type="string">
            <text:p>x"08",</text:p>
          </table:table-cell>
          <table:table-cell table:number-columns-repeated="4" table:style-name="ce11" office:value-type="string" calcext:value-type="string">
            <text:p>x"09",</text:p>
          </table:table-cell>
          <table:table-cell table:style-name="ce10" office:value-type="string" calcext:value-type="string">
            <text:p>x"08",</text:p>
          </table:table-cell>
          <table:table-cell table:style-name="ce6" office:value-type="string" calcext:value-type="string">
            <text:p>x"0C",</text:p>
          </table:table-cell>
          <table:table-cell/>
          <table:table-cell table:style-name="ce15" table:number-columns-repeated="2"/>
        </table:table-row>
        <table:table-row table:style-name="ro2" table:number-rows-repeated="1048545">
          <table:table-cell table:number-columns-repeated="43"/>
        </table:table-row>
        <table:table-row table:style-name="ro2">
          <table:table-cell table:number-columns-repeated="43"/>
        </table:table-row>
      </table:table>
      <table:table table:name="Track 3 - Winter" table:style-name="ta1">
        <table:table-column table:style-name="co1" table:number-columns-repeated="40" table:default-cell-style-name="Default"/>
        <table:table-column table:style-name="co5" table:default-cell-style-name="Default"/>
        <table:table-column table:style-name="co1" table:default-cell-style-name="ce16"/>
        <table:table-column table:style-name="co3" table:default-cell-style-name="ce16"/>
        <table:table-row table:style-name="ro1">
          <table:table-cell table:number-columns-repeated="2"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3" table:style-name="ce12" office:value-type="string" calcext:value-type="string">
            <text:p>x"0A",</text:p>
          </table:table-cell>
          <table:table-cell table:number-columns-repeated="2" table:style-name="ce13" office:value-type="string" calcext:value-type="string">
            <text:p>x"0B",</text:p>
          </table:table-cell>
          <table:table-cell table:number-columns-repeated="4"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3"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2"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4" table:style-name="ce12" office:value-type="string" calcext:value-type="string">
            <text:p>x"0A",</text:p>
          </table:table-cell>
          <table:table-cell table:number-columns-repeated="2" table:style-name="ce13" office:value-type="string" calcext:value-type="string">
            <text:p>x"0B",</text:p>
          </table:table-cell>
          <table:table-cell table:number-columns-repeated="3"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6" table:style-name="ce12" office:value-type="string" calcext:value-type="string">
            <text:p>x"0A",</text:p>
          </table:table-cell>
          <table:table-cell/>
          <table:table-cell table:style-name="ce4" office:value-type="string" calcext:value-type="string">
            <text:p>x"00",</text:p>
          </table:table-cell>
          <table:table-cell table:style-name="ce17" office:value-type="string" calcext:value-type="string">
            <text:p>GRASS SUMMER</text:p>
          </table:table-cell>
        </table:table-row>
        <table:table-row table:style-name="ro1">
          <table:table-cell table:style-name="ce13" office:value-type="string" calcext:value-type="string">
            <text:p>x"0B",</text:p>
          </table:table-cell>
          <table:table-cell table:style-name="ce3" office:value-type="string" calcext:value-type="string">
            <text:p>x"03",</text:p>
          </table:table-cell>
          <table:table-cell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6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10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9" office:value-type="string" calcext:value-type="string">
            <text:p>x"05",</text:p>
          </table:table-cell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7" office:value-type="string" calcext:value-type="string">
            <text:p>x"01",</text:p>
          </table:table-cell>
          <table:table-cell table:style-name="ce17" office:value-type="string" calcext:value-type="string">
            <text:p>GRASS AUTUMN</text:p>
          </table:table-cell>
        </table:table-row>
        <table:table-row table:style-name="ro1">
          <table:table-cell table:style-name="ce13" office:value-type="string" calcext:value-type="string">
            <text:p>x"0B",</text:p>
          </table:table-cell>
          <table:table-cell table:number-columns-repeated="15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6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13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8" office:value-type="string" calcext:value-type="string">
            <text:p>x"02",</text:p>
          </table:table-cell>
          <table:table-cell table:style-name="ce17" office:value-type="string" calcext:value-type="string">
            <text:p>GRASS WINTER</text:p>
          </table:table-cell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6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9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19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/>
          <table:table-cell table:style-name="ce3" office:value-type="string" calcext:value-type="string">
            <text:p>x"03",</text:p>
          </table:table-cell>
          <table:table-cell table:style-name="ce17" office:value-type="string" calcext:value-type="string">
            <text:p>BLUNICORN</text:p>
          </table:table-cell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17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11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8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/>
          <table:table-cell table:style-name="ce5" office:value-type="string" calcext:value-type="string">
            <text:p>x"04",</text:p>
          </table:table-cell>
          <table:table-cell table:style-name="ce17" office:value-type="string" calcext:value-type="string">
            <text:p>ROCK SUMMER/AUTUM</text:p>
          </table:table-cell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7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16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9" office:value-type="string" calcext:value-type="string">
            <text:p>x"05",</text:p>
          </table:table-cell>
          <table:table-cell table:style-name="ce17" office:value-type="string" calcext:value-type="string">
            <text:p>ROCK WINTER</text:p>
          </table:table-cell>
        </table:table-row>
        <table:table-row table:style-name="ro1">
          <table:table-cell table:style-name="ce13" office:value-type="string" calcext:value-type="string">
            <text:p>x"0B",</text:p>
          </table:table-cell>
          <table:table-cell table:number-columns-repeated="22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" office:value-type="string" calcext:value-type="string">
            <text:p>x"06",</text:p>
          </table:table-cell>
          <table:table-cell table:style-name="ce17" office:value-type="string" calcext:value-type="string">
            <text:p>TREE 1 SUMMER</text:p>
          </table:table-cell>
        </table:table-row>
        <table:table-row table:style-name="ro1"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23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2" office:value-type="string" calcext:value-type="string">
            <text:p>x"07",</text:p>
          </table:table-cell>
          <table:table-cell table:style-name="ce17" office:value-type="string" calcext:value-type="string">
            <text:p>TREE 2 SUMMER</text:p>
          </table:table-cell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20" table:style-name="ce8" office:value-type="string" calcext:value-type="string">
            <text:p>x"02",</text:p>
          </table:table-cell>
          <table:table-cell table:number-columns-repeated="2" table:style-name="ce13" office:value-type="string" calcext:value-type="string">
            <text:p>x"0B",</text:p>
          </table:table-cell>
          <table:table-cell/>
          <table:table-cell table:style-name="ce10" office:value-type="string" calcext:value-type="string">
            <text:p>x"08",</text:p>
          </table:table-cell>
          <table:table-cell table:style-name="ce17" office:value-type="string" calcext:value-type="string">
            <text:p>TREE 1 AUTUMN</text:p>
          </table:table-cell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6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10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1" office:value-type="string" calcext:value-type="string">
            <text:p>x"09",</text:p>
          </table:table-cell>
          <table:table-cell table:style-name="ce17" office:value-type="string" calcext:value-type="string">
            <text:p>TREE 2 AUTUMN</text:p>
          </table:table-cell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12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16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2" office:value-type="string" calcext:value-type="string">
            <text:p>x"0A",</text:p>
          </table:table-cell>
          <table:table-cell table:style-name="ce17" office:value-type="string" calcext:value-type="string">
            <text:p>TREE 1 WINTER</text:p>
          </table:table-cell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25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9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3" office:value-type="string" calcext:value-type="string">
            <text:p>x"0B",</text:p>
          </table:table-cell>
          <table:table-cell table:style-name="ce17" office:value-type="string" calcext:value-type="string">
            <text:p>TREE 2 WINTER</text:p>
          </table:table-cell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8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17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7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6" office:value-type="string" calcext:value-type="string">
            <text:p>x"0C",</text:p>
          </table:table-cell>
          <table:table-cell table:style-name="ce17" office:value-type="string" calcext:value-type="string">
            <text:p>SOUND ICON CURR</text:p>
          </table:table-cell>
        </table:table-row>
        <table:table-row table:style-name="ro1">
          <table:table-cell table:number-columns-repeated="2" table:style-name="ce12" office:value-type="string" calcext:value-type="string">
            <text:p>x"0A",</text:p>
          </table:table-cell>
          <table:table-cell table:number-columns-repeated="7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21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4" office:value-type="string" calcext:value-type="string">
            <text:p>x"0D",</text:p>
          </table:table-cell>
          <table:table-cell table:style-name="ce17" office:value-type="string" calcext:value-type="string">
            <text:p>SOUND ICON GOAL</text:p>
          </table:table-cell>
        </table:table-row>
        <table:table-row table:style-name="ro1"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8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12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9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8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6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14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14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25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12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10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9" office:value-type="string" calcext:value-type="string">
            <text:p>x"05",</text:p>
          </table:table-cell>
          <table:table-cell table:number-columns-repeated="2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3" office:value-type="string" calcext:value-type="string">
            <text:p>x"0B",</text:p>
          </table:table-cell>
          <table:table-cell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8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10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9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3" office:value-type="string" calcext:value-type="string">
            <text:p>x"0B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7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9" office:value-type="string" calcext:value-type="string">
            <text:p>x"05",</text:p>
          </table:table-cell>
          <table:table-cell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9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22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23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7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8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10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style-name="ce12" office:value-type="string" calcext:value-type="string">
            <text:p>x"0A",</text:p>
          </table:table-cell>
          <table:table-cell table:number-columns-repeated="13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7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9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9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number-columns-repeated="6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10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 table:number-columns-repeated="13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5" table:number-columns-repeated="2"/>
        </table:table-row>
        <table:table-row table:style-name="ro1">
          <table:table-cell table:number-columns-repeated="2" table:style-name="ce13" office:value-type="string" calcext:value-type="string">
            <text:p>x"0B",</text:p>
          </table:table-cell>
          <table:table-cell table:number-columns-repeated="13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7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12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2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2" office:value-type="string" calcext:value-type="string">
            <text:p>x"0A",</text:p>
          </table:table-cell>
          <table:table-cell table:style-name="ce9" office:value-type="string" calcext:value-type="string">
            <text:p>x"05",</text:p>
          </table:table-cell>
          <table:table-cell table:number-columns-repeated="6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5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7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number-columns-repeated="14" table:style-name="ce8" office:value-type="string" calcext:value-type="string">
            <text:p>x"02",</text:p>
          </table:table-cell>
          <table:table-cell table:style-name="ce13" office:value-type="string" calcext:value-type="string">
            <text:p>x"0B",</text:p>
          </table:table-cell>
          <table:table-cell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5" table:number-columns-repeated="2"/>
        </table:table-row>
        <table:table-row table:style-name="ro1">
          <table:table-cell table:number-columns-repeated="2"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2" table:style-name="ce12" office:value-type="string" calcext:value-type="string">
            <text:p>x"0A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9" office:value-type="string" calcext:value-type="string">
            <text:p>x"05",</text:p>
          </table:table-cell>
          <table:table-cell table:number-columns-repeated="1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style-name="ce9" office:value-type="string" calcext:value-type="string">
            <text:p>x"05",</text:p>
          </table:table-cell>
          <table:table-cell table:number-columns-repeated="3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 table:number-columns-repeated="4" table:style-name="ce8" office:value-type="string" calcext:value-type="string">
            <text:p>x"02",</text:p>
          </table:table-cell>
          <table:table-cell table:style-name="ce12" office:value-type="string" calcext:value-type="string">
            <text:p>x"0A",</text:p>
          </table:table-cell>
          <table:table-cell/>
          <table:table-cell table:style-name="ce15" table:number-columns-repeated="2"/>
        </table:table-row>
        <table:table-row table:style-name="ro1">
          <table:table-cell table:number-columns-repeated="3"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2"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style-name="ce12" office:value-type="string" calcext:value-type="string">
            <text:p>x"0A",</text:p>
          </table:table-cell>
          <table:table-cell table:number-columns-repeated="3" table:style-name="ce13" office:value-type="string" calcext:value-type="string">
            <text:p>x"0B",</text:p>
          </table:table-cell>
          <table:table-cell table:number-columns-repeated="2"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3" table:style-name="ce12" office:value-type="string" calcext:value-type="string">
            <text:p>x"0A",</text:p>
          </table:table-cell>
          <table:table-cell table:number-columns-repeated="2" table:style-name="ce13" office:value-type="string" calcext:value-type="string">
            <text:p>x"0B",</text:p>
          </table:table-cell>
          <table:table-cell table:number-columns-repeated="2" table:style-name="ce12" office:value-type="string" calcext:value-type="string">
            <text:p>x"0A",</text:p>
          </table:table-cell>
          <table:table-cell table:number-columns-repeated="2" table:style-name="ce13" office:value-type="string" calcext:value-type="string">
            <text:p>x"0B",</text:p>
          </table:table-cell>
          <table:table-cell table:number-columns-repeated="3" table:style-name="ce12" office:value-type="string" calcext:value-type="string">
            <text:p>x"0A",</text:p>
          </table:table-cell>
          <table:table-cell table:number-columns-repeated="3" table:style-name="ce13" office:value-type="string" calcext:value-type="string">
            <text:p>x"0B",</text:p>
          </table:table-cell>
          <table:table-cell table:number-columns-repeated="3" table:style-name="ce12" office:value-type="string" calcext:value-type="string">
            <text:p>x"0A",</text:p>
          </table:table-cell>
          <table:table-cell table:style-name="ce13" office:value-type="string" calcext:value-type="string">
            <text:p>x"0B",</text:p>
          </table:table-cell>
          <table:table-cell table:number-columns-repeated="6" table:style-name="ce12" office:value-type="string" calcext:value-type="string">
            <text:p>x"0A",</text:p>
          </table:table-cell>
          <table:table-cell table:style-name="ce6" office:value-type="string" calcext:value-type="string">
            <text:p>x"0C",</text:p>
          </table:table-cell>
          <table:table-cell/>
          <table:table-cell table:style-name="ce15" table:number-columns-repeated="2"/>
        </table:table-row>
        <table:table-row table:style-name="ro2" table:number-rows-repeated="1048545">
          <table:table-cell table:number-columns-repeated="43"/>
        </table:table-row>
        <table:table-row table:style-name="ro2">
          <table:table-cell table:number-columns-repeated="43"/>
        </table:table-row>
      </table:table>
      <table:table table:name="Track 3 - Laborinth" table:style-name="ta1">
        <table:table-column table:style-name="co1" table:number-columns-repeated="40" table:default-cell-style-name="Default"/>
        <table:table-column table:style-name="co5" table:default-cell-style-name="Default"/>
        <table:table-column table:style-name="co1" table:default-cell-style-name="ce16"/>
        <table:table-column table:style-name="co3" table:default-cell-style-name="ce16"/>
        <table:table-row table:style-name="ro1"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14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/>
          <table:table-cell table:style-name="ce4" office:value-type="string" calcext:value-type="string">
            <text:p>x"00",</text:p>
          </table:table-cell>
          <table:table-cell table:style-name="ce17" office:value-type="string" calcext:value-type="string">
            <text:p>GRASS SUMME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style-name="ce3" office:value-type="string" calcext:value-type="string">
            <text:p>x"03",</text:p>
          </table:table-cell>
          <table:table-cell table:number-columns-repeated="10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1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/>
          <table:table-cell table:style-name="ce7" office:value-type="string" calcext:value-type="string">
            <text:p>x"01",</text:p>
          </table:table-cell>
          <table:table-cell table:style-name="ce17" office:value-type="string" calcext:value-type="string">
            <text:p>GRASS AUTUMN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1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8" office:value-type="string" calcext:value-type="string">
            <text:p>x"02",</text:p>
          </table:table-cell>
          <table:table-cell table:style-name="ce17" office:value-type="string" calcext:value-type="string">
            <text:p>GRASS WINTE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1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3" office:value-type="string" calcext:value-type="string">
            <text:p>x"03",</text:p>
          </table:table-cell>
          <table:table-cell table:style-name="ce17" office:value-type="string" calcext:value-type="string">
            <text:p>BLUNICORN</text:p>
          </table:table-cell>
        </table:table-row>
        <table:table-row table:style-name="ro1"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5" office:value-type="string" calcext:value-type="string">
            <text:p>x"04",</text:p>
          </table:table-cell>
          <table:table-cell table:number-columns-repeated="4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5" office:value-type="string" calcext:value-type="string">
            <text:p>x"04",</text:p>
          </table:table-cell>
          <table:table-cell table:style-name="ce17" office:value-type="string" calcext:value-type="string">
            <text:p>ROCK SUMMER/AUTUM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style-name="ce5" office:value-type="string" calcext:value-type="string">
            <text:p>x"04",</text:p>
          </table:table-cell>
          <table:table-cell table:style-name="ce1" office:value-type="string" calcext:value-type="string">
            <text:p>x"06",</text:p>
          </table:table-cell>
          <table:table-cell table:style-name="ce5" office:value-type="string" calcext:value-type="string">
            <text:p>x"04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9" office:value-type="string" calcext:value-type="string">
            <text:p>x"05",</text:p>
          </table:table-cell>
          <table:table-cell table:style-name="ce17" office:value-type="string" calcext:value-type="string">
            <text:p>ROCK WINTER</text:p>
          </table:table-cell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" office:value-type="string" calcext:value-type="string">
            <text:p>x"06",</text:p>
          </table:table-cell>
          <table:table-cell table:style-name="ce17" office:value-type="string" calcext:value-type="string">
            <text:p>TREE 1 SUMME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2" office:value-type="string" calcext:value-type="string">
            <text:p>x"07",</text:p>
          </table:table-cell>
          <table:table-cell table:style-name="ce17" office:value-type="string" calcext:value-type="string">
            <text:p>TREE 2 SUMMER</text:p>
          </table:table-cell>
        </table:table-row>
        <table:table-row table:style-name="ro1">
          <table:table-cell table:number-columns-repeated="2" table:style-name="ce1" office:value-type="string" calcext:value-type="string">
            <text:p>x"06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number-columns-repeated="5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5" office:value-type="string" calcext:value-type="string">
            <text:p>x"04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0" office:value-type="string" calcext:value-type="string">
            <text:p>x"08",</text:p>
          </table:table-cell>
          <table:table-cell table:style-name="ce17" office:value-type="string" calcext:value-type="string">
            <text:p>TREE 1 AUTUMN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1" office:value-type="string" calcext:value-type="string">
            <text:p>x"09",</text:p>
          </table:table-cell>
          <table:table-cell table:style-name="ce17" office:value-type="string" calcext:value-type="string">
            <text:p>TREE 2 AUTUMN</text:p>
          </table:table-cell>
        </table:table-row>
        <table:table-row table:style-name="ro1">
          <table:table-cell table:number-columns-repeated="3" table:style-name="ce1" office:value-type="string" calcext:value-type="string">
            <text:p>x"06",</text:p>
          </table:table-cell>
          <table:table-cell table:number-columns-repeated="10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/>
          <table:table-cell table:style-name="ce12" office:value-type="string" calcext:value-type="string">
            <text:p>x"0A",</text:p>
          </table:table-cell>
          <table:table-cell table:style-name="ce17" office:value-type="string" calcext:value-type="string">
            <text:p>TREE 1 WINTE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/>
          <table:table-cell table:style-name="ce13" office:value-type="string" calcext:value-type="string">
            <text:p>x"0B",</text:p>
          </table:table-cell>
          <table:table-cell table:style-name="ce17" office:value-type="string" calcext:value-type="string">
            <text:p>TREE 2 WINTER</text:p>
          </table:table-cell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1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9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6" office:value-type="string" calcext:value-type="string">
            <text:p>x"0C",</text:p>
          </table:table-cell>
          <table:table-cell table:style-name="ce17" office:value-type="string" calcext:value-type="string">
            <text:p>SOUND ICON CURR</text:p>
          </table:table-cell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5" office:value-type="string" calcext:value-type="string">
            <text:p>x"04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/>
          <table:table-cell table:style-name="ce14" office:value-type="string" calcext:value-type="string">
            <text:p>x"0D",</text:p>
          </table:table-cell>
          <table:table-cell table:style-name="ce17" office:value-type="string" calcext:value-type="string">
            <text:p>SOUND ICON GOAL</text:p>
          </table:table-cell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12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number-columns-repeated="3" table:style-name="ce2" office:value-type="string" calcext:value-type="string">
            <text:p>x"07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style-name="ce5" office:value-type="string" calcext:value-type="string">
            <text:p>x"04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5" office:value-type="string" calcext:value-type="string">
            <text:p>x"04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5" office:value-type="string" calcext:value-type="string">
            <text:p>x"04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5" office:value-type="string" calcext:value-type="string">
            <text:p>x"04",</text:p>
          </table:table-cell>
          <table:table-cell table:style-name="ce1" office:value-type="string" calcext:value-type="string">
            <text:p>x"06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number-columns-repeated="4" table:style-name="ce1" office:value-type="string" calcext:value-type="string">
            <text:p>x"06",</text:p>
          </table:table-cell>
          <table:table-cell table:number-columns-repeated="9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1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5" office:value-type="string" calcext:value-type="string">
            <text:p>x"04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5" office:value-type="string" calcext:value-type="string">
            <text:p>x"04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6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1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4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7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16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11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style-name="ce5" office:value-type="string" calcext:value-type="string">
            <text:p>x"04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4" table:style-name="ce2" office:value-type="string" calcext:value-type="string">
            <text:p>x"07",</text:p>
          </table:table-cell>
          <table:table-cell table:number-columns-repeated="4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6" office:value-type="string" calcext:value-type="string">
            <text:p>x"0C",</text:p>
          </table:table-cell>
          <table:table-cell table:number-columns-repeated="3"/>
        </table:table-row>
        <table:table-row table:style-name="ro2" table:number-rows-repeated="1048545">
          <table:table-cell table:number-columns-repeated="43"/>
        </table:table-row>
        <table:table-row table:style-name="ro2">
          <table:table-cell table:number-columns-repeated="43"/>
        </table:table-row>
      </table:table>
      <table:table table:name="Sheet5" table:style-name="ta1">
        <table:table-column table:style-name="co4" table:default-cell-style-name="ce2"/>
        <table:table-row table:style-name="ro2">
          <table:table-cell/>
        </table:table-row>
      </table:table>
      <table:table table:name="Track 5 - Test" table:style-name="ta1">
        <table:table-column table:style-name="co1" table:number-columns-repeated="40" table:default-cell-style-name="Default"/>
        <table:table-column table:style-name="co5" table:default-cell-style-name="Default"/>
        <table:table-column table:style-name="co1" table:default-cell-style-name="ce16"/>
        <table:table-column table:style-name="co3" table:default-cell-style-name="ce16"/>
        <table:table-row table:style-name="ro1">
          <table:table-cell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4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14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/>
          <table:table-cell table:style-name="ce4" office:value-type="string" calcext:value-type="string">
            <text:p>x"00",</text:p>
          </table:table-cell>
          <table:table-cell table:style-name="ce17" office:value-type="string" calcext:value-type="string">
            <text:p>GRASS SUMME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style-name="ce3" office:value-type="string" calcext:value-type="string">
            <text:p>x"03",</text:p>
          </table:table-cell>
          <table:table-cell table:style-name="ce4" office:value-type="string" calcext:value-type="string">
            <text:p>x"00",</text:p>
          </table:table-cell>
          <table:table-cell table:number-columns-repeated="9" table:style-name="ce2" office:value-type="string" calcext:value-type="string">
            <text:p>x"07",</text:p>
          </table:table-cell>
          <table:table-cell table:style-name="ce5" office:value-type="string" calcext:value-type="string">
            <text:p>x"04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6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13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2" table:style-name="ce1" office:value-type="string" calcext:value-type="string">
            <text:p>x"06",</text:p>
          </table:table-cell>
          <table:table-cell/>
          <table:table-cell table:style-name="ce7" office:value-type="string" calcext:value-type="string">
            <text:p>x"01",</text:p>
          </table:table-cell>
          <table:table-cell table:style-name="ce17" office:value-type="string" calcext:value-type="string">
            <text:p>GRASS AUTUMN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38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8" office:value-type="string" calcext:value-type="string">
            <text:p>x"02",</text:p>
          </table:table-cell>
          <table:table-cell table:style-name="ce17" office:value-type="string" calcext:value-type="string">
            <text:p>GRASS WINTE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39" table:style-name="ce2" office:value-type="string" calcext:value-type="string">
            <text:p>x"07",</text:p>
          </table:table-cell>
          <table:table-cell/>
          <table:table-cell table:style-name="ce3" office:value-type="string" calcext:value-type="string">
            <text:p>x"03",</text:p>
          </table:table-cell>
          <table:table-cell table:style-name="ce17" office:value-type="string" calcext:value-type="string">
            <text:p>BLUNICORN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29"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8" table:style-name="ce2" office:value-type="string" calcext:value-type="string">
            <text:p>x"07",</text:p>
          </table:table-cell>
          <table:table-cell/>
          <table:table-cell table:style-name="ce5" office:value-type="string" calcext:value-type="string">
            <text:p>x"04",</text:p>
          </table:table-cell>
          <table:table-cell table:style-name="ce17" office:value-type="string" calcext:value-type="string">
            <text:p>ROCK SUMMER/AUTUM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13"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14"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8" table:style-name="ce2" office:value-type="string" calcext:value-type="string">
            <text:p>x"07",</text:p>
          </table:table-cell>
          <table:table-cell/>
          <table:table-cell table:style-name="ce9" office:value-type="string" calcext:value-type="string">
            <text:p>x"05",</text:p>
          </table:table-cell>
          <table:table-cell table:style-name="ce17" office:value-type="string" calcext:value-type="string">
            <text:p>ROCK WINTER</text:p>
          </table:table-cell>
        </table:table-row>
        <table:table-row table:style-name="ro1">
          <table:table-cell table:number-columns-repeated="30"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7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" office:value-type="string" calcext:value-type="string">
            <text:p>x"06",</text:p>
          </table:table-cell>
          <table:table-cell table:style-name="ce17" office:value-type="string" calcext:value-type="string">
            <text:p>TREE 1 SUMME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29"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7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2" office:value-type="string" calcext:value-type="string">
            <text:p>x"07",</text:p>
          </table:table-cell>
          <table:table-cell table:style-name="ce17" office:value-type="string" calcext:value-type="string">
            <text:p>TREE 2 SUMME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29"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8" table:style-name="ce2" office:value-type="string" calcext:value-type="string">
            <text:p>x"07",</text:p>
          </table:table-cell>
          <table:table-cell/>
          <table:table-cell table:style-name="ce10" office:value-type="string" calcext:value-type="string">
            <text:p>x"08",</text:p>
          </table:table-cell>
          <table:table-cell table:style-name="ce17" office:value-type="string" calcext:value-type="string">
            <text:p>TREE 1 AUTUMN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29"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7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1" office:value-type="string" calcext:value-type="string">
            <text:p>x"09",</text:p>
          </table:table-cell>
          <table:table-cell table:style-name="ce17" office:value-type="string" calcext:value-type="string">
            <text:p>TREE 2 AUTUMN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29"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7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2" office:value-type="string" calcext:value-type="string">
            <text:p>x"0A",</text:p>
          </table:table-cell>
          <table:table-cell table:style-name="ce17" office:value-type="string" calcext:value-type="string">
            <text:p>TREE 1 WINTER</text:p>
          </table:table-cell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5" table:style-name="ce5" office:value-type="string" calcext:value-type="string">
            <text:p>x"04",</text:p>
          </table:table-cell>
          <table:table-cell table:number-columns-repeated="14" table:style-name="ce2" office:value-type="string" calcext:value-type="string">
            <text:p>x"07",</text:p>
          </table:table-cell>
          <table:table-cell table:number-columns-repeated="6" table:style-name="ce9" office:value-type="string" calcext:value-type="string">
            <text:p>x"05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7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3" office:value-type="string" calcext:value-type="string">
            <text:p>x"0B",</text:p>
          </table:table-cell>
          <table:table-cell table:style-name="ce17" office:value-type="string" calcext:value-type="string">
            <text:p>TREE 2 WINTER</text:p>
          </table:table-cell>
        </table:table-row>
        <table:table-row table:style-name="ro1">
          <table:table-cell table:number-columns-repeated="16" table:style-name="ce2" office:value-type="string" calcext:value-type="string">
            <text:p>x"07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number-columns-repeated="6"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8" table:style-name="ce2" office:value-type="string" calcext:value-type="string">
            <text:p>x"07",</text:p>
          </table:table-cell>
          <table:table-cell/>
          <table:table-cell table:style-name="ce6" office:value-type="string" calcext:value-type="string">
            <text:p>x"0C",</text:p>
          </table:table-cell>
          <table:table-cell table:style-name="ce17" office:value-type="string" calcext:value-type="string">
            <text:p>SOUND ICON CURR</text:p>
          </table:table-cell>
        </table:table-row>
        <table:table-row table:style-name="ro1">
          <table:table-cell table:number-columns-repeated="6" table:style-name="ce2" office:value-type="string" calcext:value-type="string">
            <text:p>x"07",</text:p>
          </table:table-cell>
          <table:table-cell table:number-columns-repeated="3" table:style-name="ce9" office:value-type="string" calcext:value-type="string">
            <text:p>x"05",</text:p>
          </table:table-cell>
          <table:table-cell table:number-columns-repeated="21"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7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4" office:value-type="string" calcext:value-type="string">
            <text:p>x"0D",</text:p>
          </table:table-cell>
          <table:table-cell table:style-name="ce17" office:value-type="string" calcext:value-type="string">
            <text:p>SOUND ICON GOAL</text:p>
          </table:table-cell>
        </table:table-row>
        <table:table-row table:style-name="ro1">
          <table:table-cell table:number-columns-repeated="6" table:style-name="ce2" office:value-type="string" calcext:value-type="string">
            <text:p>x"07",</text:p>
          </table:table-cell>
          <table:table-cell table:number-columns-repeated="3" table:style-name="ce9" office:value-type="string" calcext:value-type="string">
            <text:p>x"05",</text:p>
          </table:table-cell>
          <table:table-cell table:number-columns-repeated="21"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7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5" table:style-name="ce2" office:value-type="string" calcext:value-type="string">
            <text:p>x"07",</text:p>
          </table:table-cell>
          <table:table-cell table:number-columns-repeated="3" table:style-name="ce9" office:value-type="string" calcext:value-type="string">
            <text:p>x"05",</text:p>
          </table:table-cell>
          <table:table-cell table:number-columns-repeated="21"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7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5" table:style-name="ce2" office:value-type="string" calcext:value-type="string">
            <text:p>x"07",</text:p>
          </table:table-cell>
          <table:table-cell table:number-columns-repeated="3" table:style-name="ce9" office:value-type="string" calcext:value-type="string">
            <text:p>x"05",</text:p>
          </table:table-cell>
          <table:table-cell table:number-columns-repeated="21"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8"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number-columns-repeated="6" table:style-name="ce2" office:value-type="string" calcext:value-type="string">
            <text:p>x"07",</text:p>
          </table:table-cell>
          <table:table-cell table:number-columns-repeated="3" table:style-name="ce9" office:value-type="string" calcext:value-type="string">
            <text:p>x"05",</text:p>
          </table:table-cell>
          <table:table-cell table:number-columns-repeated="19" table:style-name="ce2" office:value-type="string" calcext:value-type="string">
            <text:p>x"07",</text:p>
          </table:table-cell>
          <table:table-cell table:number-columns-repeated="8" table:style-name="ce4" office:value-type="string" calcext:value-type="string">
            <text:p>x"00",</text:p>
          </table:table-cell>
          <table:table-cell table:number-columns-repeated="4"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5" table:style-name="ce2" office:value-type="string" calcext:value-type="string">
            <text:p>x"07",</text:p>
          </table:table-cell>
          <table:table-cell table:number-columns-repeated="3" table:style-name="ce9" office:value-type="string" calcext:value-type="string">
            <text:p>x"05",</text:p>
          </table:table-cell>
          <table:table-cell table:number-columns-repeated="21"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7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5" table:style-name="ce2" office:value-type="string" calcext:value-type="string">
            <text:p>x"07",</text:p>
          </table:table-cell>
          <table:table-cell table:number-columns-repeated="3" table:style-name="ce9" office:value-type="string" calcext:value-type="string">
            <text:p>x"05",</text:p>
          </table:table-cell>
          <table:table-cell table:number-columns-repeated="21"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8"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5" table:style-name="ce2" office:value-type="string" calcext:value-type="string">
            <text:p>x"07",</text:p>
          </table:table-cell>
          <table:table-cell table:number-columns-repeated="3" table:style-name="ce9" office:value-type="string" calcext:value-type="string">
            <text:p>x"05",</text:p>
          </table:table-cell>
          <table:table-cell table:number-columns-repeated="5"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14"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7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5" table:style-name="ce2" office:value-type="string" calcext:value-type="string">
            <text:p>x"07",</text:p>
          </table:table-cell>
          <table:table-cell table:number-columns-repeated="3" table:style-name="ce9" office:value-type="string" calcext:value-type="string">
            <text:p>x"05",</text:p>
          </table:table-cell>
          <table:table-cell table:number-columns-repeated="21"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7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29"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7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number-columns-repeated="23" table:style-name="ce2" office:value-type="string" calcext:value-type="string">
            <text:p>x"07",</text:p>
          </table:table-cell>
          <table:table-cell table:number-columns-repeated="3" table:style-name="ce4" office:value-type="string" calcext:value-type="string">
            <text:p>x"00",</text:p>
          </table:table-cell>
          <table:table-cell table:number-columns-repeated="4"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6"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29" table:style-name="ce2" office:value-type="string" calcext:value-type="string">
            <text:p>x"07",</text:p>
          </table:table-cell>
          <table:table-cell table:number-columns-repeated="2" table:style-name="ce4" office:value-type="string" calcext:value-type="string">
            <text:p>x"00",</text:p>
          </table:table-cell>
          <table:table-cell table:number-columns-repeated="8" table:style-name="ce2" office:value-type="string" calcext:value-type="string">
            <text:p>x"07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38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number-columns-repeated="26"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number-columns-repeated="10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number-columns-repeated="2"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number-columns-repeated="25"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number-columns-repeated="10" table:style-name="ce2" office:value-type="string" calcext:value-type="string">
            <text:p>x"07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37" table:style-name="ce2" office:value-type="string" calcext:value-type="string">
            <text:p>x"07",</text:p>
          </table:table-cell>
          <table:table-cell table:style-name="ce4" office:value-type="string" calcext:value-type="string">
            <text:p>x"00",</text:p>
          </table:table-cell>
          <table:table-cell table:style-name="ce1" office:value-type="string" calcext:value-type="string">
            <text:p>x"06",</text:p>
          </table:table-cell>
          <table:table-cell/>
          <table:table-cell table:style-name="ce15" table:number-columns-repeated="2"/>
        </table:table-row>
        <table:table-row table:style-name="ro1">
          <table:table-cell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number-columns-repeated="4" table:style-name="ce2" office:value-type="string" calcext:value-type="string">
            <text:p>x"07",</text:p>
          </table:table-cell>
          <table:table-cell table:number-columns-repeated="4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3" table:style-name="ce1" office:value-type="string" calcext:value-type="string">
            <text:p>x"06",</text:p>
          </table:table-cell>
          <table:table-cell table:style-name="ce2" office:value-type="string" calcext:value-type="string">
            <text:p>x"07",</text:p>
          </table:table-cell>
          <table:table-cell table:number-columns-repeated="5" table:style-name="ce1" office:value-type="string" calcext:value-type="string">
            <text:p>x"06",</text:p>
          </table:table-cell>
          <table:table-cell table:number-columns-repeated="2" table:style-name="ce2" office:value-type="string" calcext:value-type="string">
            <text:p>x"07",</text:p>
          </table:table-cell>
          <table:table-cell table:number-columns-repeated="2" table:style-name="ce1" office:value-type="string" calcext:value-type="string">
            <text:p>x"06",</text:p>
          </table:table-cell>
          <table:table-cell table:style-name="ce6" office:value-type="string" calcext:value-type="string">
            <text:p>x"0C",</text:p>
          </table:table-cell>
          <table:table-cell table:number-columns-repeated="3"/>
        </table:table-row>
        <table:table-row table:style-name="ro2"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38" calcext:value-type="float">
            <text:p>38</text:p>
          </table:table-cell>
          <table:table-cell table:style-name="ce20" office:value-type="float" office:value="39" calcext:value-type="float">
            <text:p>39</text:p>
          </table:table-cell>
          <table:table-cell table:number-columns-repeated="3"/>
        </table:table-row>
        <table:table-row table:style-name="ro2" table:number-rows-repeated="1048544">
          <table:table-cell table:number-columns-repeated="43"/>
        </table:table-row>
        <table:table-row table:style-name="ro2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3:06:13.536127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Lindgren</meta:initial-creator>
    <meta:creation-date>2017-05-17T12:49:57.311085740</meta:creation-date>
    <dc:date>2017-05-18T15:20:04.208283687</dc:date>
    <dc:creator>Sabina Serra</dc:creator>
    <meta:editing-duration>PT4H18M12S</meta:editing-duration>
    <meta:editing-cycles>12</meta:editing-cycles>
    <meta:generator>LibreOffice/4.3.7.2$Linux_X86_64 LibreOffice_project/430$Build-2</meta:generator>
    <meta:document-statistic meta:table-count="6" meta:cell-count="6180" meta:object-count="0"/>
  </office:meta>
</office:document-meta>
</file>